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93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 Function Print Devices</text:p>
      <text:p text:style-name="P1">Print Devices</text:p>
      <text:p text:style-name="P1"><text:tab/>• CIS Multi-Function Device Benchmark v1.0.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7:17:05.646000000</meta:creation-date>
    <dc:date>2024-05-13T17:17:09.030000000</dc:date>
    <meta:editing-duration>PT3S</meta:editing-duration>
    <meta:editing-cycles>1</meta:editing-cycles>
    <meta:document-statistic meta:table-count="0" meta:image-count="0" meta:object-count="0" meta:page-count="1" meta:paragraph-count="3" meta:word-count="12" meta:character-count="86" meta:non-whitespace-character-count="76"/>
    <meta:generator>LibreOffice/24.2.2.2$Windows_X86_64 LibreOffice_project/d56cc158d8a96260b836f100ef4b4ef25d6f1a01</meta:generator>
  </office:meta>
</office:document-meta>
</file>